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Lucida Console', monospace"/>
    <style:font-face style:name="Roboto Slab" svg:font-family="'Roboto Slab', Arial, sans-serif"/>
    <style:font-face style:name="Tahoma1" svg:font-family="Tahoma"/>
    <style:font-face style:name="inherit" svg:font-family="inherit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background-color="#ffffff" style:font-size-asian="12pt" style:font-size-complex="12pt"/>
    </style:style>
    <style:style style:name="P8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Default" style:list-style-name="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Default" style:list-style-name="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2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style="italic"/>
    </style:style>
    <style:style style:name="T8" style:family="text">
      <style:text-properties fo:font-weight="bold"/>
    </style:style>
    <style:style style:name="T9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fo:color="#ffff00" style:text-line-through-style="none" fo:font-size="20pt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ermisos especiales en Linux: Sticky Bit, SUID y SGID</text:h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9">sticky bit</text:span></text:span><text:span text:style-name="T4"> </text:span><text:span text:style-name="T1">se utiliza sobre directorios.</text:span><text:span text:style-name="T10"> </text:span><text:span text:style-name="T1">comúnmente es utilizado para «/tmp»</text:span><text:span text:style-name="T10"> </text:span></text:p>
      <text:p text:style-name="P3"/>
      <text:p text:style-name="P11">chmod 1775 test</text:p>
      <text:p text:style-name="P5">O bien</text:p>
      <text:list xml:id="list6471237242824029155" text:style-name="L2">
        <text:list-item>
          <text:p text:style-name="P12">chmod +t /test <text:span text:style-name="T7">#para activar sticky bit</text:span></text:p>
        </text:list-item>
        <text:list-item>
          <text:p text:style-name="P12">chmod -t /test <text:span text:style-name="T7">#para desactivar sticky bit</text:span></text:p>
        </text:list-item>
      </text:list>
      <text:p text:style-name="P3"/>
      <text:p text:style-name="P3"/>
      <text:h text:style-name="P13" text:outline-level="3">SUID</text:h>
      <text:p text:style-name="P6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7"><text:span text:style-name="T6"/></text:p>
      <text:p text:style-name="P11"><text:span text:style-name="T8">[</text:span>david<text:span text:style-name="T8">@</text:span>servcentos <text:span text:style-name="T8">test]</text:span>$ <text:span text:style-name="T8">chmod</text:span> 4775 hello.sh</text:p>
      <text:p text:style-name="P3"/>
      <text:h text:style-name="P13" text:outline-level="3">SGID</text:h>
      <text:p text:style-name="P6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7"><text:span text:style-name="T6"/></text:p>
      <text:p text:style-name="P11"><text:span text:style-name="T8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9">if["codicion"];then</text:p>
      <text:p text:style-name="P10">"comandos"</text:p>
      <text:p text:style-name="P9"><text:span text:style-name="T12">[elif</text:span><text:span text:style-name="T12">"condicion"</text:span><text:span text:style-name="T12">then</text:span></text:p>
      <text:p text:style-name="P10">"comandos"]</text:p>
      <text:p text:style-name="P9"><text:span text:style-name="T12">[else</text:span></text:p>
      <text:p text:style-name="P10">"comandos"]</text:p>
      <text:p text:style-name="P9"><text:soft-page-break/><text:span text:style-name="T12">fi</text:span>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Lucida Console', monospace"/>
    <style:font-face style:name="Roboto Slab" svg:font-family="'Roboto Slab', Arial, sans-serif"/>
    <style:font-face style:name="Tahoma1" svg:font-family="Tahoma"/>
    <style:font-face style:name="inherit" svg:font-family="inherit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21S</meta:editing-duration>
    <meta:editing-cycles>10</meta:editing-cycles>
    <meta:generator>OpenOffice/4.1.14$Win32 OpenOffice.org_project/4114m1$Build-9811</meta:generator>
    <dc:date>2024-04-07T21:55:05.97</dc:date>
    <dc:creator>Daniel Ojeda Martel</dc:creator>
    <meta:document-statistic meta:table-count="0" meta:image-count="0" meta:object-count="0" meta:page-count="2" meta:paragraph-count="56" meta:word-count="390" meta:character-count="2234"/>
    <meta:user-defined meta:name="Info 1"/>
    <meta:user-defined meta:name="Info 2"/>
    <meta:user-defined meta:name="Info 3"/>
    <meta:user-defined meta:name="Info 4"/>
  </office:meta>
</office:document-meta>
</file>